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3" style:family="table">
      <style:table-properties style:width="15.42cm" fo:margin-left="1.139cm" fo:margin-right="1.139cm" table:align="margins" fo:keep-with-next="always" style:writing-mode="lr-tb"/>
    </style:style>
    <style:style style:name="Tabelle3.A" style:family="table-column">
      <style:table-column-properties style:column-width="5.14cm" style:rel-column-width="21845*"/>
    </style:style>
    <style:style style:name="Tabelle3.1" style:family="table-row">
      <style:table-row-properties style:min-row-height="1.302cm" style:keep-together="true" fo:keep-together="auto"/>
    </style:style>
    <style:style style:name="Tabelle3.A1" style:family="table-cell">
      <style:table-cell-properties style:vertical-align="middle" fo:background-color="#e6e6e6" fo:padding="0.097cm" fo:border-left="0.002cm solid #000000" fo:border-right="none" fo:border-top="0.002cm solid #000000" fo:border-bottom="0.002cm solid #000000" style:writing-mode="lr-tb">
        <style:background-image/>
      </style:table-cell-properties>
    </style:style>
    <style:style style:name="Tabelle3.C1" style:family="table-cell">
      <style:table-cell-properties style:vertical-align="middle" fo:background-color="#e6e6e6" fo:padding-left="0.018cm" fo:padding-right="0.018cm" fo:padding-top="0cm" fo:padding-bottom="0cm" fo:border="0.002cm solid #000000" style:writing-mode="lr-tb">
        <style:background-image/>
      </style:table-cell-properties>
    </style:style>
    <style:style style:name="Tabelle3.2" style:family="table-row">
      <style:table-row-properties style:keep-together="true" fo:keep-together="auto"/>
    </style:style>
    <style:style style:name="Tabelle3.A2" style:family="table-cell">
      <style:table-cell-properties style:vertical-align="middle" fo:padding="0.097cm" fo:border-left="0.002cm solid #000000" fo:border-right="none" fo:border-top="none" fo:border-bottom="0.002cm solid #000000" style:writing-mode="lr-tb"/>
    </style:style>
    <style:style style:name="Tabelle3.B2" style:family="table-cell" style:data-style-name="N0">
      <style:table-cell-properties style:vertical-align="top" fo:padding="0.097cm" fo:border-left="0.002cm solid #000000" fo:border-right="none" fo:border-top="none" fo:border-bottom="0.002cm solid #000000" style:writing-mode="lr-tb"/>
    </style:style>
    <style:style style:name="Tabelle3.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5" style:family="table">
      <style:table-properties style:width="15.198cm" fo:margin-left="1.356cm" fo:margin-right="1.145cm" table:align="margins" style:writing-mode="lr-tb"/>
    </style:style>
    <style:style style:name="Tabelle5.A" style:family="table-column">
      <style:table-column-properties style:column-width="5.066cm" style:rel-column-width="21845*"/>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e6e6e6" fo:padding="0.097cm" fo:border="0.002cm solid #000000">
        <style:background-image/>
      </style:table-cell-properties>
    </style:style>
    <style:style style:name="Tabelle5.A2" style:family="table-cell">
      <style:table-cell-properties style:vertical-align="middle" fo:padding="0.097cm" fo:border-left="0.002cm solid #000000" fo:border-right="none" fo:border-top="none" fo:border-bottom="0.002cm solid #000000"/>
    </style:style>
    <style:style style:name="Tabelle5.B2" style:family="table-cell" style:data-style-name="N0">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6" style:family="table">
      <style:table-properties style:width="15.42cm" fo:margin-left="1.139cm" fo:margin-right="1.139cm" table:align="margins" fo:keep-with-next="always" style:writing-mode="lr-tb"/>
    </style:style>
    <style:style style:name="Tabelle6.A" style:family="table-column">
      <style:table-column-properties style:column-width="5.14cm" style:rel-column-width="21845*"/>
    </style:style>
    <style:style style:name="Tabelle6.1" style:family="table-row">
      <style:table-row-properties style:min-row-height="1.302cm" style:keep-together="true" fo:keep-together="auto"/>
    </style:style>
    <style:style style:name="Tabelle6.A1" style:family="table-cell">
      <style:table-cell-properties style:vertical-align="middle" fo:background-color="#e6e6e6" fo:padding="0.097cm" fo:border-left="0.002cm solid #000000" fo:border-right="none" fo:border-top="0.002cm solid #000000" fo:border-bottom="0.002cm solid #000000" style:writing-mode="lr-tb">
        <style:background-image/>
      </style:table-cell-properties>
    </style:style>
    <style:style style:name="Tabelle6.C1" style:family="table-cell">
      <style:table-cell-properties style:vertical-align="middle" fo:background-color="#e6e6e6" fo:padding-left="0.018cm" fo:padding-right="0.018cm" fo:padding-top="0cm" fo:padding-bottom="0cm" fo:border="0.002cm solid #000000" style:writing-mode="lr-tb">
        <style:background-image/>
      </style:table-cell-properties>
    </style:style>
    <style:style style:name="Tabelle6.2" style:family="table-row">
      <style:table-row-properties style:keep-together="true" fo:keep-together="auto"/>
    </style:style>
    <style:style style:name="Tabelle6.A2" style:family="table-cell">
      <style:table-cell-properties style:vertical-align="middle" fo:padding="0.097cm" fo:border-left="0.002cm solid #000000" fo:border-right="none" fo:border-top="none" fo:border-bottom="0.002cm solid #000000" style:writing-mode="lr-tb"/>
    </style:style>
    <style:style style:name="Tabelle6.B2" style:family="table-cell" style:data-style-name="N0">
      <style:table-cell-properties style:vertical-align="top" fo:padding="0.097cm" fo:border-left="0.002cm solid #000000" fo:border-right="none" fo:border-top="none" fo:border-bottom="0.002cm solid #000000" style:writing-mode="lr-tb"/>
    </style:style>
    <style:style style:name="Tabelle6.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6.B4" style:family="table-cell">
      <style:table-cell-properties style:vertical-align="top" fo:padding="0.097cm" fo:border-left="0.002cm solid #000000" fo:border-right="none" fo:border-top="none" fo:border-bottom="0.002cm solid #000000" style:writing-mode="lr-tb"/>
    </style:style>
    <style:style style:name="Tabelle7" style:family="table">
      <style:table-properties style:width="15.198cm" fo:margin-left="1.356cm" fo:margin-right="1.145cm" table:align="margins" style:writing-mode="lr-tb"/>
    </style:style>
    <style:style style:name="Tabelle7.A" style:family="table-column">
      <style:table-column-properties style:column-width="5.066cm" style:rel-column-width="21845*"/>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e6e6e6" fo:padding="0.097cm" fo:border="0.002cm solid #000000">
        <style:background-image/>
      </style:table-cell-properties>
    </style:style>
    <style:style style:name="Tabelle7.A2" style:family="table-cell">
      <style:table-cell-properties style:vertical-align="middle" fo:padding="0.097cm" fo:border-left="0.002cm solid #000000" fo:border-right="none" fo:border-top="none" fo:border-bottom="0.002cm solid #000000"/>
    </style:style>
    <style:style style:name="Tabelle7.B2" style:family="table-cell" style:data-style-name="N0">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7.B5" style:family="table-cell">
      <style:table-cell-properties fo:padding="0.097cm" fo:border-left="0.002cm solid #000000" fo:border-right="none" fo:border-top="none" fo:border-bottom="0.002cm solid #000000"/>
    </style:style>
    <style:style style:name="Tabelle4" style:family="table">
      <style:table-properties style:width="15.198cm" fo:margin-left="1.356cm" fo:margin-right="1.145cm" table:align="margins" style:writing-mode="lr-tb"/>
    </style:style>
    <style:style style:name="Tabelle4.A" style:family="table-column">
      <style:table-column-properties style:column-width="6.371cm" style:rel-column-width="3612*"/>
    </style:style>
    <style:style style:name="Tabelle4.B" style:family="table-column">
      <style:table-column-properties style:column-width="8.827cm" style:rel-column-width="5004*"/>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style:vertical-align="middle"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4" style:family="paragraph" style:parent-style-name="Standard">
      <style:paragraph-properties fo:margin-left="0cm" fo:margin-right="0cm" fo:text-indent="0.046cm" style:auto-text-indent="false" style:snap-to-layout-grid="false"/>
    </style:style>
    <style:style style:name="P15" style:family="paragraph" style:parent-style-name="Standard">
      <style:paragraph-properties fo:margin-left="3.44cm" fo:margin-right="0cm" fo:text-align="justify" style:justify-single-word="false" fo:text-indent="-3.466cm" style:auto-text-indent="false">
        <style:tab-stops/>
      </style:paragraph-properties>
    </style:style>
    <style:style style:name="P16" style:family="paragraph" style:parent-style-name="Standard">
      <style:paragraph-properties fo:margin-left="3.44cm" fo:margin-right="0cm" fo:text-align="justify" style:justify-single-word="false" fo:text-indent="-3.466cm" style:auto-text-indent="false">
        <style:tab-stops/>
      </style:paragraph-properties>
      <style:text-properties fo:font-style="italic" style:font-style-asian="italic" style:font-style-complex="italic"/>
    </style:style>
    <style:style style:name="P17" style:family="paragraph" style:parent-style-name="Standard">
      <style:paragraph-properties fo:margin-left="3.44cm" fo:margin-right="0cm" fo:text-align="start" style:justify-single-word="false" fo:text-indent="-3.466cm" style:auto-text-indent="false">
        <style:tab-stops/>
      </style:paragraph-properties>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margin-top="0cm" fo:margin-bottom="0.21cm" fo:text-align="justify" style:justify-single-word="false" fo:text-indent="0cm" style:auto-text-indent="false">
        <style:tab-stops/>
      </style:paragraph-properties>
    </style:style>
    <style:style style:name="P20" style:family="paragraph" style:parent-style-name="Standard">
      <style:paragraph-properties fo:margin-top="0cm" fo:margin-bottom="0.31cm" fo:text-align="justify" style:justify-single-word="false"/>
    </style:style>
    <style:style style:name="P21" style:family="paragraph" style:parent-style-name="Table_20_Contents_20__28_user_29_">
      <style:paragraph-properties fo:text-align="center" style:justify-single-word="false" style:snap-to-layout-grid="false"/>
    </style:style>
    <style:style style:name="P22" style:family="paragraph" style:parent-style-name="Table">
      <style:paragraph-properties fo:margin-left="1.111cm" fo:margin-right="0cm" fo:text-indent="0cm" style:auto-text-indent="false"/>
    </style:style>
    <style:style style:name="P23" style:family="paragraph" style:parent-style-name="Table">
      <style:paragraph-properties fo:margin-left="1.348cm" fo:margin-right="0cm" fo:text-indent="0cm" style:auto-text-indent="false"/>
    </style:style>
    <style:style style:name="P24" style:family="paragraph" style:parent-style-name="Standard">
      <style:paragraph-properties fo:margin-left="-0.026cm" fo:margin-right="0cm" fo:text-align="justify" style:justify-single-word="false" fo:text-indent="0cm" style:auto-text-indent="false">
        <style:tab-stops/>
      </style:paragraph-properties>
    </style:style>
    <style:style style:name="P25" style:family="paragraph" style:parent-style-name="Standard">
      <style:paragraph-properties fo:margin-left="2.992cm" fo:margin-right="0cm" fo:margin-top="0cm" fo:margin-bottom="0cm" fo:text-align="justify" style:justify-single-word="false" fo:text-indent="0cm" style:auto-text-indent="false">
        <style:tab-stops/>
      </style:paragraph-properties>
    </style:style>
    <style:style style:name="P26" style:family="paragraph" style:parent-style-name="Standard">
      <style:paragraph-properties fo:margin-left="2.992cm" fo:margin-right="0cm" fo:margin-top="0cm" fo:margin-bottom="0cm" fo:text-align="justify" style:justify-single-word="false" fo:text-indent="0cm" style:auto-text-indent="false">
        <style:tab-stops>
          <style:tab-stop style:position="9.973cm"/>
        </style:tab-stops>
      </style:paragraph-properties>
    </style:style>
    <style:style style:name="P27" style:family="paragraph" style:parent-style-name="Standard">
      <style:paragraph-properties fo:margin-left="2.992cm" fo:margin-right="0cm" fo:margin-top="0cm" fo:margin-bottom="0.21cm" fo:text-align="justify" style:justify-single-word="false" fo:text-indent="0cm" style:auto-text-indent="false">
        <style:tab-stops>
          <style:tab-stop style:position="9.973cm"/>
        </style:tab-stops>
      </style:paragraph-properties>
    </style:style>
    <style:style style:name="P28" style:family="paragraph" style:parent-style-name="Standard">
      <style:paragraph-properties fo:margin-left="2.992cm" fo:margin-right="0cm" fo:margin-top="0cm" fo:margin-bottom="0.21cm" fo:text-align="justify" style:justify-single-word="false" fo:text-indent="0cm" style:auto-text-indent="false">
        <style:tab-stops/>
      </style:paragraph-properties>
    </style:style>
    <style:style style:name="P29" style:family="paragraph" style:parent-style-name="Standard">
      <style:paragraph-properties fo:text-align="justify" style:justify-single-word="false" fo:break-before="page"/>
    </style:style>
    <style:style style:name="P30"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31"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style>
    <style:style style:name="P32" style:family="paragraph" style:parent-style-name="Table_20_Contents_20__28_user_29_">
      <style:paragraph-properties fo:margin-top="0cm" fo:margin-bottom="0cm" fo:text-align="center" style:justify-single-word="false" style:snap-to-layout-grid="false"/>
      <style:text-properties style:text-rotation-angle="0" style:text-rotation-scale="line-height"/>
    </style:style>
    <style:style style:name="P33" style:family="paragraph" style:parent-style-name="Standard">
      <style:paragraph-properties fo:text-align="justify" style:justify-single-word="false"/>
    </style:style>
    <style:style style:name="P34"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35" style:family="paragraph" style:parent-style-name="Standard" style:list-style-name="L1">
      <style:paragraph-properties fo:text-align="justify" style:justify-single-word="false">
        <style:tab-stops>
          <style:tab-stop style:position="4.738cm"/>
        </style:tab-stops>
      </style:paragraph-properties>
    </style:style>
    <style:style style:name="P36" style:family="paragraph" style:parent-style-name="Standard" style:list-style-name="L2">
      <style:paragraph-properties fo:text-align="justify" style:justify-single-word="false">
        <style:tab-stops>
          <style:tab-stop style:position="4.071cm"/>
        </style:tab-stops>
      </style:paragraph-properties>
    </style:style>
    <style:style style:name="P37" style:family="paragraph" style:parent-style-name="Standard">
      <style:paragraph-properties style:snap-to-layout-grid="false"/>
    </style:style>
    <style:style style:name="P38" style:family="paragraph" style:parent-style-name="Standard" style:master-page-name="First_20_Page">
      <style:paragraph-properties style:page-number="1"/>
    </style:style>
    <style:style style:name="P39" style:family="paragraph" style:parent-style-name="Standard">
      <style:paragraph-properties fo:margin-left="0cm" fo:margin-right="0cm" fo:text-align="justify" style:justify-single-word="false" fo:text-indent="0cm" style:auto-text-indent="false">
        <style:tab-stops/>
      </style:paragraph-properties>
    </style:style>
    <style:style style:name="P40" style:family="paragraph" style:parent-style-name="Standard">
      <style:paragraph-properties fo:margin-left="0cm" fo:margin-right="0cm" fo:margin-top="0cm" fo:margin-bottom="0.21cm" fo:text-align="justify" style:justify-single-word="false" fo:text-indent="0cm" style:auto-text-indent="false">
        <style:tab-stops/>
      </style:paragraph-properties>
    </style:style>
    <style:style style:name="P41" style:family="paragraph" style:parent-style-name="Standard">
      <style:paragraph-properties fo:margin-left="0cm" fo:margin-right="0cm" fo:text-align="justify" style:justify-single-word="false" fo:text-indent="0cm" style:auto-text-indent="false" fo:break-before="page">
        <style:tab-stops/>
      </style:paragraph-properties>
    </style:style>
    <style:style style:name="P42" style:family="paragraph" style:parent-style-name="Standard">
      <style:paragraph-properties fo:margin-left="2.992cm" fo:margin-right="0cm" fo:margin-top="0cm" fo:margin-bottom="0.21cm" fo:text-align="justify" style:justify-single-word="false" fo:text-indent="0cm" style:auto-text-indent="false">
        <style:tab-stops>
          <style:tab-stop style:position="9.973cm"/>
        </style:tab-stops>
      </style:paragraph-properties>
    </style:style>
    <style:style style:name="P43" style:family="paragraph" style:parent-style-name="Standard">
      <style:paragraph-properties fo:margin-left="2.992cm" fo:margin-right="0cm" fo:margin-top="0cm" fo:margin-bottom="0cm" fo:text-align="justify" style:justify-single-word="false" fo:text-indent="0cm" style:auto-text-indent="false">
        <style:tab-stops>
          <style:tab-stop style:position="9.973cm"/>
        </style:tab-stops>
      </style:paragraph-properties>
    </style:style>
    <style:style style:name="P44" style:family="paragraph" style:parent-style-name="Standard">
      <style:paragraph-properties fo:margin-top="0cm" fo:margin-bottom="0.31cm" fo:text-align="justify" style:justify-single-word="false"/>
    </style:style>
    <style:style style:name="P45" style:family="paragraph" style:parent-style-name="Standard">
      <style:paragraph-properties fo:margin-left="3.44cm" fo:margin-right="0cm" fo:text-align="justify" style:justify-single-word="false" fo:text-indent="-3.466cm" style:auto-text-indent="false">
        <style:tab-stops/>
      </style:paragraph-properties>
    </style:style>
    <style:style style:name="P46" style:family="paragraph" style:parent-style-name="Standard">
      <style:paragraph-properties fo:margin-left="3.44cm" fo:margin-right="0cm" fo:text-align="justify" style:justify-single-word="false" fo:text-indent="-3.466cm" style:auto-text-indent="false">
        <style:tab-stops/>
      </style:paragraph-properties>
      <style:text-properties fo:font-style="italic" style:font-style-asian="italic" style:font-style-complex="italic"/>
    </style:style>
    <style:style style:name="P47" style:family="paragraph" style:parent-style-name="Standard">
      <style:paragraph-properties fo:margin-left="3.44cm" fo:margin-right="0cm" fo:text-align="start" style:justify-single-word="false" fo:text-indent="-3.466cm" style:auto-text-indent="false">
        <style:tab-stops/>
      </style:paragraph-properties>
    </style:style>
    <style:style style:name="P48" style:family="paragraph" style:parent-style-name="Standard">
      <style:paragraph-properties fo:margin-left="-0.026cm" fo:margin-right="0cm" fo:text-align="justify" style:justify-single-word="false" fo:text-indent="0cm" style:auto-text-indent="false">
        <style:tab-stops/>
      </style:paragraph-properties>
    </style:style>
    <style:style style:name="P49" style:family="paragraph" style:parent-style-name="Heading_20_1">
      <style:paragraph-properties fo:text-align="justify" style:justify-single-word="false"/>
    </style:style>
    <style:style style:name="P50" style:family="paragraph" style:parent-style-name="Heading_20_1">
      <style:paragraph-properties fo:margin-left="1.249cm" fo:margin-right="0cm" fo:text-indent="-1.249cm" style:auto-text-indent="false"/>
    </style:style>
    <style:style style:name="P51" style:family="paragraph" style:parent-style-name="Heading_20_1">
      <style:paragraph-properties fo:break-before="page"/>
    </style:style>
    <style:style style:name="P52" style:family="paragraph" style:parent-style-name="Heading_20_2">
      <style:paragraph-properties fo:text-align="justify" style:justify-single-word="false"/>
    </style:style>
    <style:style style:name="P53" style:family="paragraph" style:parent-style-name="Heading_20_2">
      <style:paragraph-properties fo:margin-left="3.44cm" fo:margin-right="0cm" fo:text-align="justify" style:justify-single-word="false" fo:text-indent="-3.466cm" style:auto-text-indent="false">
        <style:tab-stops>
          <style:tab-stop style:position="1.242cm"/>
        </style:tab-stops>
      </style:paragraph-properties>
    </style:style>
    <style:style style:name="P54" style:family="paragraph" style:parent-style-name="Heading_20_2">
      <style:paragraph-properties fo:text-align="justify" style:justify-single-word="false" fo:break-before="page"/>
    </style:style>
    <style:style style:name="P55"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56"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57" style:family="paragraph" style:parent-style-name="Table_20_Contents_20__28_user_29_">
      <style:paragraph-properties fo:text-align="center" style:justify-single-word="false" style:snap-to-layout-grid="false"/>
    </style:style>
    <style:style style:name="P58" style:family="paragraph" style:parent-style-name="Table_20_Contents_20__28_user_29_" style:list-style-name="L2">
      <style:paragraph-properties fo:margin-top="0cm" fo:margin-bottom="0.212cm" fo:orphans="2" fo:widows="2"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59" style:family="paragraph" style:parent-style-name="Table_20_Contents_20__28_user_29_">
      <style:paragraph-properties fo:margin-top="0cm" fo:margin-bottom="0.212cm" fo:orphans="2" fo:widows="2"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60"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61" style:family="paragraph" style:parent-style-name="Table_20_Contents_20__28_user_29_">
      <style:paragraph-properties fo:margin-top="0cm" fo:margin-bottom="0.212cm" fo:text-align="justify" style:justify-single-word="false" fo:orphans="2" fo:widows="2" style:text-autospace="none" style:snap-to-layout-grid="false" style:writing-mode="lr-tb">
        <style:tab-stops>
          <style:tab-stop style:position="4.071cm"/>
        </style:tab-stops>
      </style:paragraph-properties>
    </style:style>
    <style:style style:name="P62"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style>
    <style:style style:name="P63" style:family="paragraph" style:parent-style-name="Table_20_Contents_20__28_user_29_" style:list-style-name="L2">
      <style:paragraph-properties fo:margin-left="0.672cm" fo:margin-right="0cm" fo:margin-top="0cm" fo:margin-bottom="0.212cm" fo:orphans="2" fo:widows="2" fo:text-indent="0.021cm" style:auto-text-indent="false"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64" style:family="paragraph" style:parent-style-name="Table_20_Contents_20__28_user_29_" style:list-style-name="L2">
      <style:paragraph-properties fo:margin-left="0.672cm" fo:margin-right="0cm" fo:margin-top="0cm" fo:margin-bottom="0.212cm" fo:text-align="justify" style:justify-single-word="false" fo:orphans="2" fo:widows="2" fo:text-indent="0.021cm" style:auto-text-indent="false"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65" style:family="paragraph" style:parent-style-name="Table_20_Contents_20__28_user_29_">
      <style:paragraph-properties fo:margin-top="0cm" fo:margin-bottom="0cm" fo:text-align="center" style:justify-single-word="false" style:snap-to-layout-grid="false"/>
      <style:text-properties style:text-rotation-angle="0" style:text-rotation-scale="line-height"/>
    </style:style>
    <style:style style:name="P66" style:family="paragraph" style:parent-style-name="Table">
      <style:paragraph-properties fo:margin-left="1.348cm" fo:margin-right="0cm" fo:text-indent="0cm" style:auto-text-indent="fals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language="en" fo:country="US" style:language-complex="ar" style:country-complex="SA"/>
    </style:style>
    <style:style style:name="T5" style:family="text">
      <style:text-properties style:use-window-font-color="true"/>
    </style:style>
    <style:style style:name="T6" style:family="text">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T7" style:family="text">
      <style:text-properties style:font-name="Arial"/>
    </style:style>
    <style:style style:name="T8" style:family="text">
      <style:text-properties fo:font-size="12pt"/>
    </style:style>
    <style:style style:name="T9" style:family="text">
      <style:text-properties fo:language="de" fo:country="DE"/>
    </style:style>
    <style:style style:name="T10" style:family="text">
      <style:text-properties style:font-name-asian="Times New Roman"/>
    </style:style>
    <style:style style:name="T11" style:family="text">
      <style:text-properties style:font-size-asian="12pt"/>
    </style:style>
    <style:style style:name="T12" style:family="text">
      <style:text-properties style:font-name-complex="Arial"/>
    </style:style>
    <style:style style:name="T13" style:family="text">
      <style:text-properties style:font-size-complex="12pt"/>
    </style:style>
    <style:style style:name="T14" style:family="text">
      <style:text-properties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SSC-Treiber<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3"><text:span text:style-name="T3">Datum</text:span><text:tab/><text:modification-date style:data-style-name="N36">11.05.2010</text:modification-date></text:p>
      <text:p text:style-name="P13"><text:span text:style-name="T3">Quelle</text:span><text:tab/>Dokumente → 04_Test → 04.01_Testspezifikation</text:p>
      <text:p text:style-name="P13"><text:span text:style-name="T3">Autoren</text:span><text:tab/>Kai Dziembala</text:p>
      <text:p text:style-name="P13"><text:span text:style-name="T3">Version</text:span><text:tab/><text:reference-mark-start text:name="Version"/><text:span text:style-name="Version_20_Char">0.2</text:span><text:reference-mark-end text:name="Version"/></text:p>
      <text:p text:style-name="P13"><text:span text:style-name="T3">Status</text:span><text:tab/>in Bearbeitung</text:p>
      <text:p text:style-name="P13"/>
      <text:p text:style-name="Standard"/>
      <text:p text:style-name="Standard"/>
      <text:p text:style-name="Standard"/>
      <text:p text:style-name="Standard"/>
      <text:p text:style-name="Standard"/>
      <text:p text:style-name="Standard"/>
      <text:p text:style-name="Standard"/>
      <text:h text:style-name="P50" text:outline-level="1" text:restart-numbering="true" text:start-value="-1"><text:tab/>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4">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0">09.05.2010</text:p>
          </table:table-cell>
          <table:table-cell table:style-name="Tabelle1.A2" office:value-type="float" office:value="0">
            <text:p text:style-name="P8">Kai Dziembala</text:p>
          </table:table-cell>
          <table:table-cell table:style-name="Tabelle1.D2" office:value-type="float" office:value="0">
            <text:p text:style-name="P8">Initialisierung der Testspezifikation (Erstellung des Layouts und der Kapitel 1 bis 5.3)</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10.05.2010</text:p>
          </table:table-cell>
          <table:table-cell table:style-name="Tabelle1.A2" office:value-type="float" office:value="0">
            <text:p text:style-name="P8">Kai Dziembala</text:p>
          </table:table-cell>
          <table:table-cell table:style-name="Tabelle1.D2" office:value-type="float" office:value="0">
            <text:p text:style-name="P8">Erstellung der Kapitel 5.4 bis 6.6; Überarbeitung der Kapitel 5.2 bis 5.3)</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11.05.2010</text:p>
          </table:table-cell>
          <table:table-cell table:style-name="Tabelle1.A2" office:value-type="float" office:value="0">
            <text:p text:style-name="P8">Kai Dziembala</text:p>
          </table:table-cell>
          <table:table-cell table:style-name="Tabelle1.D2" office:value-type="float" office:value="0">
            <text:p text:style-name="P8">Erstellung der Kapitel 7 bis 10; Überarbeitung der Kapitel 5.4 bis 6.6</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h text:style-name="Heading_20_1" text:outline-level="1"><text:tab/>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55">1 <text:s/>Historie<text:tab/>2</text:p>
          <text:p text:style-name="P55">2 <text:s/>Inhaltsverzeichnis<text:tab/>3</text:p>
          <text:p text:style-name="P55">3 <text:s/>Identifikation des Testobjekts<text:tab/>5</text:p>
          <text:p text:style-name="P55">4 <text:s/>Testziele<text:tab/>6</text:p>
          <text:p text:style-name="P55">5 <text:s/>Testfall 1 „Daten senden“<text:tab/>7</text:p>
          <text:p text:style-name="P56">5.1 <text:s/>Identifikation des Testobjektes<text:tab/>7</text:p>
          <text:p text:style-name="P56">5.2 <text:s/>Test-Identifikation<text:tab/>7</text:p>
          <text:p text:style-name="P56">5.3 <text:s/>Testfallbeschreibung<text:tab/>7</text:p>
          <text:p text:style-name="P56">5.4 <text:s/>Testskript<text:tab/>7</text:p>
          <text:p text:style-name="P56">5.5 <text:s/>Testreferenz<text:tab/>8</text:p>
          <text:p text:style-name="P56">5.6 <text:s/>Test-Protokoll<text:tab/>8</text:p>
          <text:p text:style-name="P55">6 <text:s/>Testfall 2 „Daten empfangen“<text:tab/>9</text:p>
          <text:p text:style-name="P56">6.1 <text:s/>Identifikation des Testobjektes<text:tab/>9</text:p>
          <text:p text:style-name="P56">6.2 <text:s/>Test-Identifikation<text:tab/>9</text:p>
          <text:p text:style-name="P56">6.3 <text:s/>Testfallbeschreibung<text:tab/>9</text:p>
          <text:p text:style-name="P56">6.4 <text:s/>Testskript<text:tab/>9</text:p>
          <text:p text:style-name="P56">6.5 <text:s/>Testreferenz<text:tab/>10</text:p>
          <text:p text:style-name="P56">6.6 <text:s/>Test-Protokoll<text:tab/>10</text:p>
          <text:p text:style-name="P55">7 <text:s/>Testfall 3 „Kollision beim Senden verarbeiten“<text:tab/>11</text:p>
          <text:p text:style-name="P56">7.1 <text:s/>Identifikation des Testobjektes<text:tab/>11</text:p>
          <text:p text:style-name="P56">7.2 <text:s/>Test-Identifikation<text:tab/>11</text:p>
          <text:p text:style-name="P56">7.3 <text:s/>Testfallbeschreibung<text:tab/>11</text:p>
          <text:p text:style-name="P56">7.4 <text:s/>Testskript<text:tab/>11</text:p>
          <text:p text:style-name="P56">7.5 <text:s/>Testreferenz<text:tab/>12</text:p>
          <text:p text:style-name="P56">7.6 <text:s/>Test-Protokoll<text:tab/>12</text:p>
          <text:p text:style-name="P55">8 <text:s/>Testfall 4 „Kollision beim Senden verarbeiten“<text:tab/>13</text:p>
          <text:p text:style-name="P56">8.1 <text:s/>Identifikation des Testobjektes<text:tab/>13</text:p>
          <text:p text:style-name="P56">8.2 <text:s/>Test-Identifikation<text:tab/>13</text:p>
          <text:p text:style-name="P56">8.3 <text:s/>Testfallbeschreibung<text:tab/>13</text:p>
          <text:p text:style-name="P56"><text:soft-page-break/>8.4 <text:s/>Testskript<text:tab/>13</text:p>
          <text:p text:style-name="P56">8.5 <text:s/>Testreferenz<text:tab/>14</text:p>
          <text:p text:style-name="P56">8.6 <text:s/>Test-Protokoll<text:tab/>15</text:p>
          <text:p text:style-name="P55">9 <text:s/>Testfall 5 „Fehler-Byte auf 0xFF setzen“<text:tab/>16</text:p>
          <text:p text:style-name="P56">9.1 <text:s/>Identifikation des Testobjektes<text:tab/>16</text:p>
          <text:p text:style-name="P56">9.2 <text:s/>Test-Identifikation<text:tab/>16</text:p>
          <text:p text:style-name="P56">9.3 <text:s/>Testfallbeschreibung<text:tab/>16</text:p>
          <text:p text:style-name="P56">9.4 <text:s/>Testskript<text:tab/>16</text:p>
          <text:p text:style-name="P56">9.5 <text:s/>Testreferenz<text:tab/>17</text:p>
          <text:p text:style-name="P56">9.6 <text:s/>Test-Protokoll<text:tab/>17</text:p>
          <text:p text:style-name="P55">10 Auswertung<text:tab/>18</text:p>
        </text:index-body>
      </text:table-of-content>
      <text:p text:style-name="P9"/>
      <text:h text:style-name="Heading_20_1" text:outline-level="1"><text:tab/>Identifikation des Testobjekts</text:h>
      <text:p text:style-name="P11">Es wird der Programmcode zum Softwaremodul „SSC-Treiber“ getestet:</text:p>
      <text:list xml:id="list31564966" text:style-name="L1">
        <text:list-item>
          <text:p text:style-name="P34">SSCTreiber.c<text:tab/>(Version 0.8, <text:span text:style-name="T4">Repository</text:span>-Nr. 181)</text:p>
        </text:list-item>
        <text:list-item>
          <text:p text:style-name="P35">SSCTreiber.h<text:tab/>(Version 0.8, <text:span text:style-name="T4">Repository</text:span>-Nr. 181)</text:p>
        </text:list-item>
      </text:list>
      <text:p text:style-name="P11">Die beiden redundant angelegten Mikrocontroller sind laut Hardware-Design direkt über ihre SSC-Schnittstelle miteinander verbunden. <text:s/>Dazu verfügt jeder Mikrocontroller über ein SSC-Treiber-Modul, das den Datenaustausch steuern soll. Ein Mikrocontroller muss sowohl Daten an den anderen senden, als auch auch die Daten des anderen einlesen können. Das SSC-Treiber-Modul liegt in der Treiberschicht des Mikrocontrollers und greift auf bestimmte Bereiche des Shared Memory zu.</text:p>
      <text:p text:style-name="P11"/>
      <text:p text:style-name="P11"/>
      <text:h text:style-name="P51" text:outline-level="1"><text:tab/>Testziele</text:h>
      <text:p text:style-name="P11">Der Test des Software-Moduls 'SSC-Treiber' soll sicherstellen, dass der Datenaustausch zwischen den Mikrocontrollern gemäß der Spezifikation im Modul-Design 'SSC-Treiber' (Kapitel 6) funktioniert. Es sollen Fahrbefehle ordnungsgemäß gesendet und empfangen werden. Dies dient dem Gesamtziel, die Fahraufgabe gemäß Pflichtenheft (Kapitel 6) auszuführen.</text:p>
      <text:h text:style-name="Heading_20_1" text:outline-level="1"><text:tab/>Testfall 1 „Daten senden“</text:h>
      <text:h text:style-name="Heading_20_2" text:outline-level="2"><text:tab/>Identifikation des Testobjektes</text:h>
      <text:p text:style-name="P11">siehe Kapitel 3</text:p>
      <text:p text:style-name="P11"/>
      <text:h text:style-name="P52" text:outline-level="2"><text:tab/>Test-Identifikation</text:h>
      <text:p text:style-name="P15">Testname:<text:tab/>Test_DatenSenden</text:p>
      <text:p text:style-name="P24">Verzeichnisse</text:p>
      <text:p text:style-name="P17">Testskripts:<text:tab/>Google Code → Dokumente → 04_Tests → 04.02_Testskript → 04.02.09_SSC-Treiber</text:p>
      <text:p text:style-name="P17">Testprotokolle:<text:tab/>Google Code → Dokumente → 04_Tests → 04.03_Testprotokolle → 04.02.09_SSC-Treiber</text:p>
      <text:p text:style-name="P15"/>
      <text:h text:style-name="Heading_20_2" text:outline-level="2"><text:tab/>Testfallbeschreibung</text:h>
      <text:p text:style-name="P11">Es wird das Modul 'SSC-Treiber' wiederholt aufgerufen, wobei jedes mal standardmäßig das Senden von Daten ausgelöst wird. Mit Hilfe eines virtuellen Slaves kann somit mehrmals überprüft werden, ob die Daten korrekt gesendet wurden.</text:p>
      <text:p text:style-name="P11"/>
      <text:h text:style-name="P52" text:outline-level="2"><text:tab/>Testskript</text:h>
      <text:p text:style-name="P18">Es wird getestet, ob das Senden eines Fahrbefehls von der Ergebnisvalidierung durch die Funktion 'workSSC()' an einen Slave erfolgt.</text:p>
      <text:p text:style-name="P18">Dazu wird in Keil µVision4 ein virtueller Slave programmiert, der dem Testprogramm das übermittelte Byte wieder zur Verfügung stellt.</text:p>
      <text:p text:style-name="P19">In dem Testmodul wird zunächst das Modul 'SSC-Treiber' initialisiert und im Anschluss die folgenden Bytes mit festen, vordefinierten Werten beschrieben:</text:p>
      <text:p text:style-name="P25">EV_SSC_streckenbefehl.Lok</text:p>
      <text:p text:style-name="P25">EV_SSC_streckenbefehl.Weiche</text:p>
      <text:p text:style-name="P28">EV_SSC_streckenbefehl.Entkoppler</text:p>
      <text:p text:style-name="P18">Der Hauptteil besteht aus zwei, ineinander verschachtelten for-Schleifen mit jeweils drei Durchläufen. Dabei dient die erste for-Schleife zum dreimaligen Durchlauf des Testfalls (Senden des Streckenbefehls) und die zweite zum Versenden und Vergleichen der einzelnen Byte-Befehle für die Lokomotiven, Weichen und Entkoppler. Dazu wird in der zweiten for-Schleife die Funktion 'workSSC()' aufgerufen und im Anschluss das Byte aus dem Slave mit dem vordefinierten Byte verglichen. Zum Schluss wird das Testergebnis in der Konsole ausgegeben.</text:p>
      <text:p text:style-name="P29">Dies wird mit folgendem Test-Skript realisiert:</text:p>
      <text:p text:style-name="P11">siehe 'Google Code → 04_Test → 04.02_Testskripts → 04.02.04_SSC-Treiber'</text:p>
      <text:p text:style-name="P11"/>
      <text:h text:style-name="P52" text:outline-level="2"><text:tab/>Testreferenz</text:h>
      <text:p text:style-name="P20">Während des Testdurchlaufs haben die Streckenbefehl-Bytes folgende Werte:</text:p>
      <text:p text:style-name="P26">EV_SSC_streckenbefehl.Lok<text:tab/>= 0010 0101</text:p>
      <text:p text:style-name="P26">EV_SSC_streckenbefehl.Weiche<text:tab/>= 1001 0010</text:p>
      <text:p text:style-name="P27">EV_SSC_streckenbefehl.Entkoppler<text:tab/>= 0101 1101</text:p>
      <text:p text:style-name="P20">Somit werden die in Tabelle 1 dargestellten Rückgabewerte von dem Slave erwartet:</text:p>
      <table:table table:name="Tabelle3" table:style-name="Tabelle3">
        <table:table-column table:style-name="Tabelle3.A" table:number-columns-repeated="3"/>
        <table:table-row table:style-name="Tabelle3.1">
          <table:table-cell table:style-name="Tabelle3.A1" office:value-type="string">
            <text:p text:style-name="P32">Schleifendurchlauf</text:p>
            <text:p text:style-name="P32">1. Schleife</text:p>
          </table:table-cell>
          <table:table-cell table:style-name="Tabelle3.A1" office:value-type="string">
            <text:p text:style-name="P32">Schleifendurchlauf</text:p>
            <text:p text:style-name="P32">2. Schleife</text:p>
          </table:table-cell>
          <table:table-cell table:style-name="Tabelle3.C1" office:value-type="string">
            <text:p text:style-name="P31">Rückgabe-Byte vom Slave</text:p>
          </table:table-cell>
        </table:table-row>
        <table:table-row table:style-name="Tabelle3.2">
          <table:table-cell table:style-name="Tabelle3.A2" table:number-rows-spanned="3" office:value-type="string">
            <text:p text:style-name="P21">1</text:p>
          </table:table-cell>
          <table:table-cell table:style-name="Tabelle3.B2" office:value-type="float" office:value="1">
            <text:p text:style-name="P21">1</text:p>
          </table:table-cell>
          <table:table-cell table:style-name="Tabelle3.C2" office:value-type="string">
            <text:p text:style-name="P31">0<text:span text:style-name="T6">010 </text:span>0101</text:p>
          </table:table-cell>
        </table:table-row>
        <table:table-row table:style-name="Tabelle3.2">
          <table:covered-table-cell/>
          <table:table-cell table:style-name="Tabelle3.B2" office:value-type="float" office:value="2">
            <text:p text:style-name="P21">2</text:p>
          </table:table-cell>
          <table:table-cell table:style-name="Tabelle3.C2" office:value-type="string">
            <text:p text:style-name="P30">1001 0010</text:p>
          </table:table-cell>
        </table:table-row>
        <table:table-row table:style-name="Tabelle3.2">
          <table:covered-table-cell/>
          <table:table-cell table:style-name="Tabelle3.B2" office:value-type="float" office:value="3">
            <text:p text:style-name="P21">3</text:p>
          </table:table-cell>
          <table:table-cell table:style-name="Tabelle3.C2" office:value-type="string">
            <text:p text:style-name="P30">0101 1101</text:p>
          </table:table-cell>
        </table:table-row>
        <table:table-row table:style-name="Tabelle3.2">
          <table:table-cell table:style-name="Tabelle3.A2" table:number-rows-spanned="3" office:value-type="string">
            <text:p text:style-name="P21">2</text:p>
          </table:table-cell>
          <table:table-cell table:style-name="Tabelle3.B2" office:value-type="float" office:value="1">
            <text:p text:style-name="P21">1</text:p>
          </table:table-cell>
          <table:table-cell table:style-name="Tabelle3.C2" office:value-type="string">
            <text:p text:style-name="P31">0<text:span text:style-name="T6">010 </text:span>0101</text:p>
          </table:table-cell>
        </table:table-row>
        <table:table-row table:style-name="Tabelle3.2">
          <table:covered-table-cell/>
          <table:table-cell table:style-name="Tabelle3.B2" office:value-type="float" office:value="2">
            <text:p text:style-name="P21">2</text:p>
          </table:table-cell>
          <table:table-cell table:style-name="Tabelle3.C2" office:value-type="string">
            <text:p text:style-name="P30">1001 0010</text:p>
          </table:table-cell>
        </table:table-row>
        <table:table-row table:style-name="Tabelle3.2">
          <table:covered-table-cell/>
          <table:table-cell table:style-name="Tabelle3.B2" office:value-type="float" office:value="3">
            <text:p text:style-name="P21">3</text:p>
          </table:table-cell>
          <table:table-cell table:style-name="Tabelle3.C2" office:value-type="string">
            <text:p text:style-name="P30">0101 1101</text:p>
          </table:table-cell>
        </table:table-row>
        <table:table-row table:style-name="Tabelle3.2">
          <table:table-cell table:style-name="Tabelle3.A2" table:number-rows-spanned="3" office:value-type="string">
            <text:p text:style-name="P21">3</text:p>
          </table:table-cell>
          <table:table-cell table:style-name="Tabelle3.B2" office:value-type="float" office:value="1">
            <text:p text:style-name="P21">1</text:p>
          </table:table-cell>
          <table:table-cell table:style-name="Tabelle3.C2" office:value-type="string">
            <text:p text:style-name="P31">0<text:span text:style-name="T6">010 </text:span>0101</text:p>
          </table:table-cell>
        </table:table-row>
        <table:table-row table:style-name="Tabelle3.2">
          <table:covered-table-cell/>
          <table:table-cell table:style-name="Tabelle3.B2" office:value-type="float" office:value="2">
            <text:p text:style-name="P21">2</text:p>
          </table:table-cell>
          <table:table-cell table:style-name="Tabelle3.C2" office:value-type="string">
            <text:p text:style-name="P30">1001 0010</text:p>
          </table:table-cell>
        </table:table-row>
        <table:table-row table:style-name="Tabelle3.2">
          <table:covered-table-cell/>
          <table:table-cell table:style-name="Tabelle3.B2" office:value-type="float" office:value="3">
            <text:p text:style-name="P21">3</text:p>
          </table:table-cell>
          <table:table-cell table:style-name="Tabelle3.C2" office:value-type="string">
            <text:p text:style-name="P30">0101 1101</text:p>
          </table:table-cell>
        </table:table-row>
      </table:table>
      <text:p text:style-name="P22">Tabelle <text:sequence text:ref-name="refTable0" text:name="Table" text:formula="ooow:Table+1" style:num-format="1">1</text:sequence>: Erwartete Rückgabewerte des <text:span text:style-name="T4">Slaves</text:span> für den Testfall 1</text:p>
      <text:p text:style-name="P11"/>
      <text:h text:style-name="P52" text:outline-level="2"><text:tab/>Test-Protokoll</text:h>
      <text:p text:style-name="P11">Das Konsolen-Ergebnis wird in das Dokument 'Protokoll_Test_Fahrprogramm' kopiert und diese Datei im Ordner 'Google Code → Dokumente → 04_Tests → 04.03_Testprotokolle → 04.03.09_SSC-Treiber' abgelegt.</text:p>
      <text:p text:style-name="P11"/>
      <text:p text:style-name="P11"/>
      <text:h text:style-name="P49" text:outline-level="1"><text:tab/>Testfall 2 „Daten empfangen“</text:h>
      <text:h text:style-name="P52" text:outline-level="2"><text:tab/>Identifikation des Testobjektes</text:h>
      <text:p text:style-name="P11">siehe Kapitel 3</text:p>
      <text:p text:style-name="P11"/>
      <text:h text:style-name="P52" text:outline-level="2"><text:tab/>Test-Identifikation</text:h>
      <text:p text:style-name="P15">Testname:<text:tab/>Test_DatenEmpfangen</text:p>
      <text:p text:style-name="P15">Verzeichnisse</text:p>
      <text:p text:style-name="P17">Testskripts:<text:tab/>Google Code → Dokumente → 04_Tests → 04.02_Testskript → 04.02.09_SSC-Treiber</text:p>
      <text:p text:style-name="P17">Testprotokolle:<text:tab/>Google Code → Dokumente → 04_Tests → 04.03_Testprotokolle → 04.02.09_SSC-Treiber</text:p>
      <text:p text:style-name="P15"/>
      <text:h text:style-name="P53" text:outline-level="2"><text:tab/>Testfallbeschreibung</text:h>
      <text:p text:style-name="P18">Es wird das Modul 'SSC-Treiber' wiederholt aufgerufen, wobei vor jedem Aufruf ein Interrupt zum Lesen der Daten ausgelöst wird. Mit Hilfe eines virtuellen Slaves werden mehrmals Daten gesendet. Somit kann überprüft werden, ob die Daten korrekt vom 'SSC-Treiber'-Modul empfangen werden.</text:p>
      <text:p text:style-name="P11"/>
      <text:h text:style-name="P52" text:outline-level="2"><text:tab/>Testskript</text:h>
      <text:p text:style-name="P18">Es wird getestet, ob das Empfangen der Fahrbefehl-Bytes von einem Slave durch die Funktion 'workSSC()' nach einem entsprechenden 'Empfangs-Interrupt' erfolgt.</text:p>
      <text:p text:style-name="P18">Dazu wird in Keil µVision4 ein virtueller Slave programmiert, der bei mehreren Aufrufen hintereinander, folgende, sich wiederholende, Daten sendet:</text:p>
      <text:list xml:id="list31568497" text:style-name="L2">
        <text:list-item>
          <text:p text:style-name="P36">Aufruf →<text:tab/>'0<text:span text:style-name="T6">010 </text:span>0101'</text:p>
        </text:list-item>
        <text:list-item>
          <text:p text:style-name="P58">Aufruf →<text:tab/>'1001 0010'</text:p>
        </text:list-item>
        <text:list-item>
          <text:p text:style-name="P58">Aufruf →<text:tab/>'0101 1101'</text:p>
        </text:list-item>
        <text:list-item>
          <text:p text:style-name="P58">Aufruf →<text:tab/>Daten vom 1. Aufruf</text:p>
        </text:list-item>
        <text:list-item>
          <text:p text:style-name="P58">Aufruf →<text:tab/>Daten vom 2. Aufruf</text:p>
          <text:p text:style-name="P63">...</text:p>
        </text:list-item>
      </text:list>
      <text:p text:style-name="P59"/>
      <text:p text:style-name="P19">In dem Testmodul wird zunächst das Modul 'SSC-Treiber' initialisiert und die folgenden Bytes erstellt:</text:p>
      <text:p text:style-name="P26">EV_SSC_streckenbefehl.Lok</text:p>
      <text:p text:style-name="P26">EV_SSC_streckenbefehl.Weiche</text:p>
      <text:p text:style-name="P27"><text:soft-page-break/>EV_SSC_streckenbefehl.Entkoppler</text:p>
      <text:p text:style-name="P19">Der Hauptteil besteht aus zwei, ineinander verschachtelten for-Schleifen mit jeweils drei Durchläufen. Dabei dient die erste for-Schleife zum dreimaligen Durchlauf des Testfalls (Empfangen des Streckenbefehls) und die zweite zum Empfangen und Auswerten der einzelnen Byte-Befehle für die Lokomotiven, Weichen und Entkoppler. Dazu wird in der zweiten for-Schleife der Slave zum Senden der Daten aufgerufen und ein Interrupt zum Lesen der Daten für das SSC-Treiber-Modul erzeugt. Anschließend wird die Funktion 'workSSC()' aufgerufen, so dass die Daten das Slaves gelesen werden. Zum Schluss wird das empfange Byte des Slaves jeweils mit dem gesendetem Byte verglichen. Dazu werden die Streckenbefehl-Bytes entsprechend dem Schleifendurchlauf überprüft. Nach dem Beenden der Schleifen, wird das Testergebnis in der Konsole ausgegeben.</text:p>
      <text:p text:style-name="P19"/>
      <text:h text:style-name="P52" text:outline-level="2"><text:tab/>Testreferenz</text:h>
      <text:p text:style-name="P20">Während des Testdurchlaufs werden die in Tabelle 2 dargestellten Werte erwartet:</text:p>
      <table:table table:name="Tabelle5" table:style-name="Tabelle5">
        <table:table-column table:style-name="Tabelle5.A" table:number-columns-repeated="3"/>
        <table:table-row>
          <table:table-cell table:style-name="Tabelle5.A1" office:value-type="string">
            <text:p text:style-name="P32">Schleifendurchlauf</text:p>
            <text:p text:style-name="P32">1. Schleife</text:p>
          </table:table-cell>
          <table:table-cell table:style-name="Tabelle5.A1" office:value-type="string">
            <text:p text:style-name="P32">Schleifendurchlauf</text:p>
            <text:p text:style-name="P32">2. Schleife</text:p>
          </table:table-cell>
          <table:table-cell table:style-name="Tabelle5.C1" office:value-type="string">
            <text:p text:style-name="P31">Empfangs-Byte </text:p>
          </table:table-cell>
        </table:table-row>
        <table:table-row>
          <table:table-cell table:style-name="Tabelle5.A2" table:number-rows-spanned="3" office:value-type="string">
            <text:p text:style-name="P21">1</text:p>
          </table:table-cell>
          <table:table-cell table:style-name="Tabelle5.B2" office:value-type="float" office:value="1">
            <text:p text:style-name="P21">1</text:p>
          </table:table-cell>
          <table:table-cell table:style-name="Tabelle5.C2" office:value-type="string">
            <text:p text:style-name="P31">0<text:span text:style-name="T6">010 </text:span>0101</text:p>
          </table:table-cell>
        </table:table-row>
        <table:table-row>
          <table:covered-table-cell/>
          <table:table-cell table:style-name="Tabelle5.B2" office:value-type="float" office:value="2">
            <text:p text:style-name="P21">2</text:p>
          </table:table-cell>
          <table:table-cell table:style-name="Tabelle5.C2" office:value-type="string">
            <text:p text:style-name="P30">1001 0010</text:p>
          </table:table-cell>
        </table:table-row>
        <table:table-row>
          <table:covered-table-cell/>
          <table:table-cell table:style-name="Tabelle5.B2" office:value-type="float" office:value="3">
            <text:p text:style-name="P21">3</text:p>
          </table:table-cell>
          <table:table-cell table:style-name="Tabelle5.C2" office:value-type="string">
            <text:p text:style-name="P30">0101 1101</text:p>
          </table:table-cell>
        </table:table-row>
        <table:table-row>
          <table:table-cell table:style-name="Tabelle5.A2" table:number-rows-spanned="3" office:value-type="string">
            <text:p text:style-name="P21">2</text:p>
          </table:table-cell>
          <table:table-cell table:style-name="Tabelle5.B2" office:value-type="float" office:value="1">
            <text:p text:style-name="P21">1</text:p>
          </table:table-cell>
          <table:table-cell table:style-name="Tabelle5.C2" office:value-type="string">
            <text:p text:style-name="P31">0<text:span text:style-name="T6">010 </text:span>0101</text:p>
          </table:table-cell>
        </table:table-row>
        <table:table-row>
          <table:covered-table-cell/>
          <table:table-cell table:style-name="Tabelle5.B2" office:value-type="float" office:value="2">
            <text:p text:style-name="P21">2</text:p>
          </table:table-cell>
          <table:table-cell table:style-name="Tabelle5.C2" office:value-type="string">
            <text:p text:style-name="P30">1001 0010</text:p>
          </table:table-cell>
        </table:table-row>
        <table:table-row>
          <table:covered-table-cell/>
          <table:table-cell table:style-name="Tabelle5.B2" office:value-type="float" office:value="3">
            <text:p text:style-name="P21">3</text:p>
          </table:table-cell>
          <table:table-cell table:style-name="Tabelle5.C2" office:value-type="string">
            <text:p text:style-name="P30">0101 1101</text:p>
          </table:table-cell>
        </table:table-row>
        <table:table-row>
          <table:table-cell table:style-name="Tabelle5.A2" table:number-rows-spanned="3" office:value-type="string">
            <text:p text:style-name="P21">3</text:p>
          </table:table-cell>
          <table:table-cell table:style-name="Tabelle5.B2" office:value-type="float" office:value="1">
            <text:p text:style-name="P21">1</text:p>
          </table:table-cell>
          <table:table-cell table:style-name="Tabelle5.C2" office:value-type="string">
            <text:p text:style-name="P31">0<text:span text:style-name="T6">010 </text:span>0101</text:p>
          </table:table-cell>
        </table:table-row>
        <table:table-row>
          <table:covered-table-cell/>
          <table:table-cell table:style-name="Tabelle5.B2" office:value-type="float" office:value="2">
            <text:p text:style-name="P21">2</text:p>
          </table:table-cell>
          <table:table-cell table:style-name="Tabelle5.C2" office:value-type="string">
            <text:p text:style-name="P30">1001 0010</text:p>
          </table:table-cell>
        </table:table-row>
        <table:table-row>
          <table:covered-table-cell/>
          <table:table-cell table:style-name="Tabelle5.B2" office:value-type="float" office:value="3">
            <text:p text:style-name="P21">3</text:p>
          </table:table-cell>
          <table:table-cell table:style-name="Tabelle5.C2" office:value-type="string">
            <text:p text:style-name="P30">0101 1101</text:p>
          </table:table-cell>
        </table:table-row>
      </table:table>
      <text:p text:style-name="P23">Tabelle <text:sequence text:ref-name="refTable1" text:name="Table" text:formula="ooow:Table+1" style:num-format="1">2</text:sequence>: Erwartete Empfangs-Bytes für den Testfall 2</text:p>
      <text:p text:style-name="P11"/>
      <text:h text:style-name="P52" text:outline-level="2"><text:tab/>Test-Protokoll</text:h>
      <text:p text:style-name="P11">Das Konsolen-Ergebnis wird in das Dokument 'Protokoll_Test_Fahrprogramm' kopiert und diese Datei im Ordner 'Google Code → Dokumente → 04_Tests → 04.03_Testprotokolle → 04.03.09_SSC-Treiber' abgelegt.</text:p>
      <text:p text:style-name="P11"/>
      <text:h text:style-name="P49" text:outline-level="1"><text:tab/>Testfall 3 „Kollision beim Senden verarbeiten“</text:h>
      <text:h text:style-name="Heading_20_2" text:outline-level="2"><text:tab/>Identifikation des Testobjektes</text:h>
      <text:p text:style-name="Standard">siehe Kapitel 3</text:p>
      <text:p text:style-name="P11"/>
      <text:h text:style-name="P52" text:outline-level="2"><text:tab/>Test-Identifikation</text:h>
      <text:p text:style-name="P15">Testname:<text:tab/>Test_KollisionSenden</text:p>
      <text:p text:style-name="P16">Verzeichnisse</text:p>
      <text:p text:style-name="P17">Testskripts:<text:tab/>Google Code → Dokumente → 04_Tests → 04.02_Testskript → 04.02.09_SSC-Treiber</text:p>
      <text:p text:style-name="P17">Testprotokolle:<text:tab/>Google Code → Dokumente → 04_Tests → 04.03_Testprotokolle → 04.03.09_SSC-Treiber</text:p>
      <text:p text:style-name="P24"/>
      <text:h text:style-name="P52" text:outline-level="2"><text:tab/>Testfallbeschreibung</text:h>
      <text:p text:style-name="P18">Das Modul 'SSC-Treiber' wird wiederholt zum Empfangen von Daten aufgerufen. Bevor jedoch <text:s/>Daten empfangen werden, wird ein Interrupt für die Kollision ausgelöst. Trotzdem müssen nach dem Testdurchlauf alle Daten korrekt Empfangen sein.</text:p>
      <text:h text:style-name="P52" text:outline-level="2"><text:tab/>Testskript</text:h>
      <text:p text:style-name="P18">Es wird getestet, ob trotz eines Kollisions-Interrupts die Daten laut dem Modul-Design 'SSC-Treiber' (Kapitel 6) gesendet werden.</text:p>
      <text:p text:style-name="P18">Dazu wird der<text:span text:style-name="T6"> Slave aus Kapitel 6.4 benötigt, der dem Testprogramm das übermittelte Byte vom SSC- Modul wieder zur Verfügung stellt.</text:span></text:p>
      <text:p text:style-name="P18"><text:span text:style-name="T6">In dem Testmodul wird ebenfalls das Modul 'SSC-Treiber' zunächst initialisiert und im Anschluss die folgenden Bytes mit festen, vordefinierten Werten beschrieben:</text:span></text:p>
      <text:p text:style-name="P26">EV_SSC_streckenbefehl.Lok<text:tab/>= 0010 0101</text:p>
      <text:p text:style-name="P26">EV_SSC_streckenbefehl.Weiche<text:tab/>= 1001 0010</text:p>
      <text:p text:style-name="P27"><text:span text:style-name="T6">EV_SSC_streckenbefehl.Entkoppler<text:tab/>= 0101 1101</text:span></text:p>
      <text:p text:style-name="P61"><text:span text:style-name="T6">Im Hauptteil sind wieder zwei for-Schleifen ineinander verschachtelt. Die erste for-Schleife, bestehend aus drei Durchläufen, dient zum dreimaligen Überprüfen, ob die Daten trotz Kollision korrekt gesendet werden. Eine zweite for-Schleife, bestehend aus vier Durchläufen, sendet jeweils die entsprechenden Streckenbefehl-Bytes durch den Aufruf der Funktion 'workSSC()' und vergleicht im Anschluss das empfange Byte vom Slave mit dem originalen, vordefinierten Byte. Während des 4. Schleifendurchlaufs wird vor dem Aufruf der 'workSSC()' ein Interrupt ausgelöst. Zum Schluss wird in der Konsole das Testergebnis ausgegeben.</text:span></text:p>
      <text:h text:style-name="P54" text:outline-level="2"><text:tab/>Testreferenz</text:h>
      <text:p text:style-name="P20">Während des Testdurchlaufs Während des Testdurchlaufs haben die Streckenbefehl-Bytes folgende Werte:</text:p>
      <text:p text:style-name="P26">EV_SSC_streckenbefehl.Lok<text:tab/>= 0010 0101</text:p>
      <text:p text:style-name="P26">EV_SSC_streckenbefehl.Weiche<text:tab/>= 1001 0010</text:p>
      <text:p text:style-name="P26">EV_SSC_streckenbefehl.Entkoppler<text:tab/>= 0101 1101</text:p>
      <text:p text:style-name="P20">Somit werden die in Tabelle 3 dargestellten Rückgabewerte des Slaves erwartet:</text:p>
      <text:p text:style-name="P20"/>
      <table:table table:name="Tabelle6" table:style-name="Tabelle6">
        <table:table-column table:style-name="Tabelle6.A" table:number-columns-repeated="3"/>
        <table:table-row table:style-name="Tabelle6.1">
          <table:table-cell table:style-name="Tabelle6.A1" office:value-type="string">
            <text:p text:style-name="P32">Schleifendurchlauf</text:p>
            <text:p text:style-name="P32">1. Schleife</text:p>
          </table:table-cell>
          <table:table-cell table:style-name="Tabelle6.A1" office:value-type="string">
            <text:p text:style-name="P32">Schleifendurchlauf</text:p>
            <text:p text:style-name="P32">2. Schleife</text:p>
          </table:table-cell>
          <table:table-cell table:style-name="Tabelle6.C1" office:value-type="string">
            <text:p text:style-name="P31">Rückgabe-Byte vom Slave</text:p>
          </table:table-cell>
        </table:table-row>
        <table:table-row table:style-name="Tabelle6.2">
          <table:table-cell table:style-name="Tabelle6.A2" table:number-rows-spanned="4" office:value-type="string">
            <text:p text:style-name="P21">1</text:p>
          </table:table-cell>
          <table:table-cell table:style-name="Tabelle6.B2" office:value-type="float" office:value="1">
            <text:p text:style-name="P21">1</text:p>
          </table:table-cell>
          <table:table-cell table:style-name="Tabelle6.C2" office:value-type="string">
            <text:p text:style-name="P31">0<text:span text:style-name="T6">010 </text:span>0101</text:p>
          </table:table-cell>
        </table:table-row>
        <table:table-row table:style-name="Tabelle6.2">
          <table:covered-table-cell/>
          <table:table-cell table:style-name="Tabelle6.B2" office:value-type="float" office:value="2">
            <text:p text:style-name="P21">2</text:p>
          </table:table-cell>
          <table:table-cell table:style-name="Tabelle6.C2" office:value-type="string">
            <text:p text:style-name="P30">1001 0010</text:p>
          </table:table-cell>
        </table:table-row>
        <table:table-row table:style-name="Tabelle6.2">
          <table:covered-table-cell/>
          <table:table-cell table:style-name="Tabelle6.B4" office:value-type="string">
            <text:p text:style-name="P21">3</text:p>
          </table:table-cell>
          <table:table-cell table:style-name="Tabelle6.C2" office:value-type="string">
            <text:p text:style-name="P30">1001 0010</text:p>
          </table:table-cell>
        </table:table-row>
        <table:table-row table:style-name="Tabelle6.2">
          <table:covered-table-cell/>
          <table:table-cell table:style-name="Tabelle6.B4" office:value-type="string">
            <text:p text:style-name="P21">4</text:p>
          </table:table-cell>
          <table:table-cell table:style-name="Tabelle6.C2" office:value-type="string">
            <text:p text:style-name="P30">0101 1101</text:p>
          </table:table-cell>
        </table:table-row>
        <table:table-row table:style-name="Tabelle6.2">
          <table:table-cell table:style-name="Tabelle6.A2" table:number-rows-spanned="4" office:value-type="string">
            <text:p text:style-name="P21">2</text:p>
          </table:table-cell>
          <table:table-cell table:style-name="Tabelle6.B2" office:value-type="float" office:value="1">
            <text:p text:style-name="P21">1</text:p>
          </table:table-cell>
          <table:table-cell table:style-name="Tabelle6.C2" office:value-type="string">
            <text:p text:style-name="P31">0<text:span text:style-name="T6">010 </text:span>0101</text:p>
          </table:table-cell>
        </table:table-row>
        <table:table-row table:style-name="Tabelle6.2">
          <table:covered-table-cell/>
          <table:table-cell table:style-name="Tabelle6.B2" office:value-type="float" office:value="2">
            <text:p text:style-name="P21">2</text:p>
          </table:table-cell>
          <table:table-cell table:style-name="Tabelle6.C2" office:value-type="string">
            <text:p text:style-name="P30">1001 0010</text:p>
          </table:table-cell>
        </table:table-row>
        <table:table-row table:style-name="Tabelle6.2">
          <table:covered-table-cell/>
          <table:table-cell table:style-name="Tabelle6.B4" office:value-type="string">
            <text:p text:style-name="P21">3</text:p>
          </table:table-cell>
          <table:table-cell table:style-name="Tabelle6.C2" office:value-type="string">
            <text:p text:style-name="P30">1001 0010</text:p>
          </table:table-cell>
        </table:table-row>
        <table:table-row table:style-name="Tabelle6.2">
          <table:covered-table-cell/>
          <table:table-cell table:style-name="Tabelle6.B4" office:value-type="string">
            <text:p text:style-name="P21">4</text:p>
          </table:table-cell>
          <table:table-cell table:style-name="Tabelle6.C2" office:value-type="string">
            <text:p text:style-name="P30">0101 1101</text:p>
          </table:table-cell>
        </table:table-row>
        <table:table-row table:style-name="Tabelle6.2">
          <table:table-cell table:style-name="Tabelle6.A2" table:number-rows-spanned="4" office:value-type="string">
            <text:p text:style-name="P21">3</text:p>
          </table:table-cell>
          <table:table-cell table:style-name="Tabelle6.B2" office:value-type="float" office:value="1">
            <text:p text:style-name="P21">1</text:p>
          </table:table-cell>
          <table:table-cell table:style-name="Tabelle6.C2" office:value-type="string">
            <text:p text:style-name="P31">0<text:span text:style-name="T6">010 </text:span>0101</text:p>
          </table:table-cell>
        </table:table-row>
        <table:table-row table:style-name="Tabelle6.2">
          <table:covered-table-cell/>
          <table:table-cell table:style-name="Tabelle6.B2" office:value-type="float" office:value="2">
            <text:p text:style-name="P21">2</text:p>
          </table:table-cell>
          <table:table-cell table:style-name="Tabelle6.C2" office:value-type="string">
            <text:p text:style-name="P30">1001 0010</text:p>
          </table:table-cell>
        </table:table-row>
        <table:table-row table:style-name="Tabelle6.2">
          <table:covered-table-cell/>
          <table:table-cell table:style-name="Tabelle6.B4" office:value-type="string">
            <text:p text:style-name="P21">3</text:p>
          </table:table-cell>
          <table:table-cell table:style-name="Tabelle6.C2" office:value-type="string">
            <text:p text:style-name="P30">1001 0010</text:p>
          </table:table-cell>
        </table:table-row>
        <table:table-row table:style-name="Tabelle6.2">
          <table:covered-table-cell/>
          <table:table-cell table:style-name="Tabelle6.B4" office:value-type="string">
            <text:p text:style-name="P21">4</text:p>
          </table:table-cell>
          <table:table-cell table:style-name="Tabelle6.C2" office:value-type="string">
            <text:p text:style-name="P30">0101 1101</text:p>
          </table:table-cell>
        </table:table-row>
      </table:table>
      <text:p text:style-name="P23">Tabelle <text:sequence text:ref-name="refTable2" text:name="Table" text:formula="ooow:Table+1" style:num-format="1">3</text:sequence>: Erwartete Rückgabewerte des <text:span text:style-name="T4">Slaves</text:span> für den Testfall 3</text:p>
      <text:p text:style-name="P11"/>
      <text:h text:style-name="P52" text:outline-level="2"><text:tab/>Test-Protokoll</text:h>
      <text:p text:style-name="P11">Das Konsolen-Ergebnis wird in das Dokument 'Protokoll_Test_Fahrprogramm' kopiert und diese Datei im Ordner 'Google Code → Dokumente → 04_Tests → 04.03_Testprotokolle → 04.03.03_Fahrprogramm' abgelegt.</text:p>
      <text:h text:style-name="Heading_20_1" text:outline-level="1"><text:tab/>Testfall 4 „Kollision beim Senden verarbeiten“</text:h>
      <text:h text:style-name="Heading_20_2" text:outline-level="2"><text:tab/>Identifikation des Testobjektes</text:h>
      <text:p text:style-name="Standard">siehe Kapitel 3</text:p>
      <text:p text:style-name="P11"/>
      <text:h text:style-name="P52" text:outline-level="2"><text:tab/>Test-Identifikation</text:h>
      <text:p text:style-name="P15">Testname:<text:tab/>Test_KollisionSenden</text:p>
      <text:p text:style-name="P16">Verzeichnisse</text:p>
      <text:p text:style-name="P17">Testskripts:<text:tab/>Google Code → Dokumente → 04_Tests → 04.02_Testskript → 04.02.09_SSC-Treiber</text:p>
      <text:p text:style-name="P17">Testprotokolle:<text:tab/>Google Code → Dokumente → 04_Tests → 04.03_Testprotokolle → 04.03.09_SSC-Treiber</text:p>
      <text:p text:style-name="P24"/>
      <text:h text:style-name="P52" text:outline-level="2"><text:tab/>Testfallbeschreibung</text:h>
      <text:p text:style-name="P18">Das Modul 'SSC-Treiber' wird wiederholt zum Senden von Daten aufgerufen. Nachdem Daten gesendet wurden, wird ein Interrupt für die Kollision ausgelöst, wobei nach dem Durchlauf alle Daten korrekt gesendet sein müssen.</text:p>
      <text:h text:style-name="P52" text:outline-level="2"><text:tab/>Testskript</text:h>
      <text:p text:style-name="P18">Es wird getestet, ob trotz eines Kollisions-Interrupts Daten laut dem Modul-Design 'SSC-Treiber' (Kapitel 6) empfangen bzw. gesendet werden.</text:p>
      <text:p text:style-name="P18">Dazu wird der<text:span text:style-name="T6"> Slave aus Kapitel 5.4 benötigt, der bei mehreren Aufrufen hintereinander, folgende, sich wiederholende, Daten sendet:</text:span></text:p>
      <text:list xml:id="list34259045" text:continue-list="list31568497" text:style-name="L2">
        <text:list-item text:start-value="1">
          <text:p text:style-name="P36">Aufruf →<text:tab/>'0<text:span text:style-name="T6">010 </text:span>0101'</text:p>
        </text:list-item>
        <text:list-item>
          <text:p text:style-name="P58">Aufruf →<text:tab/>'1001 0010'</text:p>
        </text:list-item>
        <text:list-item>
          <text:p text:style-name="P58">Aufruf →<text:tab/>'1001 0010'</text:p>
        </text:list-item>
        <text:list-item>
          <text:p text:style-name="P58">Aufruf →<text:tab/>'0101 1101'</text:p>
        </text:list-item>
        <text:list-item>
          <text:p text:style-name="P58">Aufruf →<text:tab/>Daten vom 1. Aufruf</text:p>
        </text:list-item>
        <text:list-item>
          <text:p text:style-name="P58">Aufruf →<text:tab/>Daten vom 2. Aufruf</text:p>
          <text:p text:style-name="P64">...</text:p>
        </text:list-item>
      </text:list>
      <text:p text:style-name="P41"><text:span text:style-name="T6">In dem Testmodul erfolgt am Anfang die Initialisierung des Moduls 'SSC-Treiber'. Der Hauptteil besteht aus zwei, ineinander verschachtelten for-Schleifen. Die erste for-Schleife besteht aus 3 Durchläufen und dient dem dreimaligen Durchlauf des Testfalls (Empfangen von Streckenbefehlen trotz Kollision). Die zweite for-Schleife wird viermal durchlaufen und dient zum Empfangen und Auswerten der einzelnen Byte-Befehle für die Lokomotiven, Weichen und Entkoppler. Dazu wird in dieser Schleife der Slave zum Senden der Daten aufgerufen und ein Interrupt zum Lesen der Daten für das SSC-Treiber-Modul erzeugt. Anschließend wird die Funktion 'workSSC()' aufgerufen, so dass die Daten das Slaves gelesen werden. Zum Schluss wird das empfange Byte des Slaves jeweils mit dem gesendetem Byte verglichen.Dazu werden die Streckenbefehl-Bytes entsprechend dem Schleifendurchlauf überprüft. Bei den Schleifendurchläufen ist zu beachten, dass während des dritten Schleifendurchlaufs nach dem Interrupt zum lesen, ein Interrupt für die Kollision ausgelöst wird. Nach dem Beenden der Schleifen, wird das Testergebnis in der Konsole ausgegeben.</text:span></text:p>
      <text:p text:style-name="P18"><text:span text:style-name="T6"/></text:p>
      <text:h text:style-name="P52" text:outline-level="2"><text:tab/>Testreferenz</text:h>
      <text:p text:style-name="P20">Während des Testdurchlaufs werden die in Tabelle 3 dargestellten Rückgabewerte des Slaves erwartet:</text:p>
      <table:table table:name="Tabelle7" table:style-name="Tabelle7">
        <table:table-column table:style-name="Tabelle7.A" table:number-columns-repeated="3"/>
        <table:table-row>
          <table:table-cell table:style-name="Tabelle7.A1" office:value-type="string">
            <text:p text:style-name="P32">Schleifendurchlauf</text:p>
            <text:p text:style-name="P32">1. Schleife</text:p>
          </table:table-cell>
          <table:table-cell table:style-name="Tabelle7.A1" office:value-type="string">
            <text:p text:style-name="P32">Schleifendurchlauf</text:p>
            <text:p text:style-name="P32">2. Schleife</text:p>
          </table:table-cell>
          <table:table-cell table:style-name="Tabelle7.C1" office:value-type="string">
            <text:p text:style-name="P31">Empfangs-Byte </text:p>
          </table:table-cell>
        </table:table-row>
        <table:table-row>
          <table:table-cell table:style-name="Tabelle7.A2" table:number-rows-spanned="4" office:value-type="string">
            <text:p text:style-name="P21">1</text:p>
          </table:table-cell>
          <table:table-cell table:style-name="Tabelle7.B2" office:value-type="float" office:value="1">
            <text:p text:style-name="P21">1</text:p>
          </table:table-cell>
          <table:table-cell table:style-name="Tabelle7.C2" office:value-type="string">
            <text:p text:style-name="P31">0<text:span text:style-name="T6">010 </text:span>0101</text:p>
          </table:table-cell>
        </table:table-row>
        <table:table-row>
          <table:covered-table-cell/>
          <table:table-cell table:style-name="Tabelle7.B2" office:value-type="float" office:value="2">
            <text:p text:style-name="P21">2</text:p>
          </table:table-cell>
          <table:table-cell table:style-name="Tabelle7.C2" office:value-type="string">
            <text:p text:style-name="P30">1001 0010</text:p>
          </table:table-cell>
        </table:table-row>
        <table:table-row>
          <table:covered-table-cell/>
          <table:table-cell table:style-name="Tabelle7.B2" office:value-type="float" office:value="3">
            <text:p text:style-name="P21">3</text:p>
          </table:table-cell>
          <table:table-cell table:style-name="Tabelle7.C2" office:value-type="string">
            <text:p text:style-name="P30">-</text:p>
          </table:table-cell>
        </table:table-row>
        <table:table-row>
          <table:covered-table-cell/>
          <table:table-cell table:style-name="Tabelle7.B5" office:value-type="string">
            <text:p text:style-name="P21">4</text:p>
          </table:table-cell>
          <table:table-cell table:style-name="Tabelle7.C2" office:value-type="string">
            <text:p text:style-name="P30">0101 1101</text:p>
          </table:table-cell>
        </table:table-row>
        <table:table-row>
          <table:table-cell table:style-name="Tabelle7.A2" table:number-rows-spanned="4" office:value-type="string">
            <text:p text:style-name="P21">2</text:p>
          </table:table-cell>
          <table:table-cell table:style-name="Tabelle7.B2" office:value-type="float" office:value="1">
            <text:p text:style-name="P21">1</text:p>
          </table:table-cell>
          <table:table-cell table:style-name="Tabelle7.C2" office:value-type="string">
            <text:p text:style-name="P31">0<text:span text:style-name="T6">010 </text:span>0101</text:p>
          </table:table-cell>
        </table:table-row>
        <table:table-row>
          <table:covered-table-cell/>
          <table:table-cell table:style-name="Tabelle7.B2" office:value-type="float" office:value="2">
            <text:p text:style-name="P21">2</text:p>
          </table:table-cell>
          <table:table-cell table:style-name="Tabelle7.C2" office:value-type="string">
            <text:p text:style-name="P30">1001 0010</text:p>
          </table:table-cell>
        </table:table-row>
        <table:table-row>
          <table:covered-table-cell/>
          <table:table-cell table:style-name="Tabelle7.B2" office:value-type="float" office:value="3">
            <text:p text:style-name="P21">3</text:p>
          </table:table-cell>
          <table:table-cell table:style-name="Tabelle7.C2" office:value-type="string">
            <text:p text:style-name="P30">-</text:p>
          </table:table-cell>
        </table:table-row>
        <table:table-row>
          <table:covered-table-cell/>
          <table:table-cell table:style-name="Tabelle7.B5" office:value-type="string">
            <text:p text:style-name="P21">4</text:p>
          </table:table-cell>
          <table:table-cell table:style-name="Tabelle7.C2" office:value-type="string">
            <text:p text:style-name="P30">0101 1101</text:p>
          </table:table-cell>
        </table:table-row>
        <table:table-row>
          <table:table-cell table:style-name="Tabelle7.A2" table:number-rows-spanned="4" office:value-type="string">
            <text:p text:style-name="P21">3</text:p>
          </table:table-cell>
          <table:table-cell table:style-name="Tabelle7.B2" office:value-type="float" office:value="1">
            <text:p text:style-name="P21">1</text:p>
          </table:table-cell>
          <table:table-cell table:style-name="Tabelle7.C2" office:value-type="string">
            <text:p text:style-name="P31">0<text:span text:style-name="T6">010 </text:span>0101</text:p>
          </table:table-cell>
        </table:table-row>
        <table:table-row>
          <table:covered-table-cell/>
          <table:table-cell table:style-name="Tabelle7.B2" office:value-type="float" office:value="2">
            <text:p text:style-name="P21">2</text:p>
          </table:table-cell>
          <table:table-cell table:style-name="Tabelle7.C2" office:value-type="string">
            <text:p text:style-name="P30">1001 0010</text:p>
          </table:table-cell>
        </table:table-row>
        <table:table-row>
          <table:covered-table-cell/>
          <table:table-cell table:style-name="Tabelle7.B2" office:value-type="float" office:value="3">
            <text:p text:style-name="P21">3</text:p>
          </table:table-cell>
          <table:table-cell table:style-name="Tabelle7.C2" office:value-type="string">
            <text:p text:style-name="P30">-</text:p>
          </table:table-cell>
        </table:table-row>
        <table:table-row>
          <table:covered-table-cell/>
          <table:table-cell table:style-name="Tabelle7.B5" office:value-type="string">
            <text:p text:style-name="P21">4</text:p>
          </table:table-cell>
          <table:table-cell table:style-name="Tabelle7.C2" office:value-type="string">
            <text:p text:style-name="P30">0101 1101</text:p>
          </table:table-cell>
        </table:table-row>
      </table:table>
      <text:p text:style-name="P23">Tabelle <text:sequence text:ref-name="refTable3" text:name="Table" text:formula="ooow:Table+1" style:num-format="1">4</text:sequence>: Erwartete Empfangs-Bytes für den Testfall 4</text:p>
      <text:p text:style-name="P11"/>
      <text:h text:style-name="P52" text:outline-level="2"><text:soft-page-break/><text:tab/>Test-Protokoll</text:h>
      <text:p text:style-name="Standard">Das Konsolen-Ergebnis wird in das Dokument 'Protokoll_Test_Fahrprogramm' kopiert und diese Datei im Ordner 'Google Code → Dokumente → 04_Tests → 04.03_Testprotokolle → 04.03.03_Fahrprogramm' abgelegt.</text:p>
      <text:h text:style-name="P51" text:outline-level="1"><text:tab/>Testfall 5 „Fehler-Byte auf 0xFF setzen“</text:h>
      <text:h text:style-name="P52" text:outline-level="2"><text:tab/>Identifikation des Testobjektes</text:h>
      <text:p text:style-name="P11">siehe Kapitel 3</text:p>
      <text:p text:style-name="P11"/>
      <text:h text:style-name="P52" text:outline-level="2"><text:tab/>Test-Identifikation</text:h>
      <text:p text:style-name="P15">Testname:<text:tab/>Test_Fehler</text:p>
      <text:p text:style-name="P15">Verzeichnisse</text:p>
      <text:p text:style-name="P17">Testskripts:<text:tab/>Google Code → Dokumente → 04_Tests → 04.02_Testskript → 04.02.09_SSC-Treiber</text:p>
      <text:p text:style-name="P17">Testprotokolle:<text:tab/>Google Code → Dokumente → 04_Tests → 04.03_Testprotokolle → 04.02.09_SSC-Treiber</text:p>
      <text:p text:style-name="P15"/>
      <text:h text:style-name="P53" text:outline-level="2"><text:tab/>Testfallbeschreibung</text:h>
      <text:p text:style-name="P18">Es wird das Modul 'SSC-Treiber' wiederholt aufgerufen, wobei vor jedem Aufruf das Schieberegister-Byte auf eins gesetzt wird und ein Interrupt zum Lesen der Daten ausgelöst wird. </text:p>
      <text:p text:style-name="P11"/>
      <text:h text:style-name="P52" text:outline-level="2"><text:tab/>Testskript</text:h>
      <text:p text:style-name="P18">Es wird getestet, ob nach einem ausgelösten Empfangs-Interrupt und aufgerufener 'workSSC()'-Funktion das Setzen des Streckenbefehl-Fehler-Bytes auf 'eins' erfolgt.</text:p>
      <text:p text:style-name="P18">Empfangen von Fahrbefehl-Bytes mit den Werten 'eins' mit anschließendem Intterrupt Aufruf der Funktion 'workSSC()' nach einem entsprechenden 'Empfangs-Interrupt' erfolgt.</text:p>
      <text:p text:style-name="P18">Dazu wird in dem Testmodul zunächst das Modul 'SSC-Treiber' initialisiert und die folgenden Bytes erstellt:</text:p>
      <text:p text:style-name="P26">EV_SSC_streckenbefehl.Lok</text:p>
      <text:p text:style-name="P26">EV_SSC_streckenbefehl.Weiche</text:p>
      <text:p text:style-name="P26">EV_SSC_streckenbefehl.Entkoppler</text:p>
      <text:p text:style-name="P27">EV_SSC_streckenbefehl.Fehler</text:p>
      <text:p text:style-name="P19">Im Anschluss wird das virtuelle Schieberegister auf 'eins' gesetzt. Der Hauptteil besteht aus zwei, ineinander verschachtelten for-Schleifen mit jeweils drei Durchläufen. Dabei dient die erste for-Schleife zum dreimaligen Durchlauf des Testfalls (Überprüfung des Fehler-Bytes) und die zweite zum erzeugen des Fehler-Bytes. So wird in der zweiten for-Schleife ein Interrupt zum Lesen des Schieberegisters ausgelöst und die Funktion 'workSSC()' aufgerufen. Nachdem die zweite Schleife beendet ist, wird überprüft, ob das Byte EV_SSC_streckenbefehl.Fehler den Wert 0xFF hat. Wenn auch die zweite Schleife beendet ist, wird das Testergebnis in der Konsole ausgegeben.</text:p>
      <text:h text:style-name="P52" text:outline-level="2"><text:soft-page-break/><text:tab/>Testreferenz</text:h>
      <text:p text:style-name="P20">Während des Testdurchlaufs werden die in Tabelle 2 dargestellten Werte erwartet:</text:p>
      <table:table table:name="Tabelle4" table:style-name="Tabelle4">
        <table:table-column table:style-name="Tabelle4.A"/>
        <table:table-column table:style-name="Tabelle4.B"/>
        <table:table-row>
          <table:table-cell table:style-name="Tabelle4.A1" office:value-type="string">
            <text:p text:style-name="P32">Schleifendurchlauf</text:p>
            <text:p text:style-name="P32">1. Schleife</text:p>
          </table:table-cell>
          <table:table-cell table:style-name="Tabelle4.B1" office:value-type="string">
            <text:p text:style-name="P31">EV_SSC_streckenbefehl.Fehler</text:p>
          </table:table-cell>
        </table:table-row>
        <table:table-row>
          <table:table-cell table:style-name="Tabelle4.A2" office:value-type="string">
            <text:p text:style-name="P21">1</text:p>
          </table:table-cell>
          <table:table-cell table:style-name="Tabelle4.B2" office:value-type="string">
            <text:p text:style-name="P31">0xFF</text:p>
          </table:table-cell>
        </table:table-row>
        <table:table-row>
          <table:table-cell table:style-name="Tabelle4.A2" office:value-type="string">
            <text:p text:style-name="P21">2</text:p>
          </table:table-cell>
          <table:table-cell table:style-name="Tabelle4.B2" office:value-type="string">
            <text:p text:style-name="P31">0xFF</text:p>
          </table:table-cell>
        </table:table-row>
        <table:table-row>
          <table:table-cell table:style-name="Tabelle4.A2" office:value-type="string">
            <text:p text:style-name="P21">3</text:p>
          </table:table-cell>
          <table:table-cell table:style-name="Tabelle4.B2" office:value-type="string">
            <text:p text:style-name="P31">0xFF</text:p>
          </table:table-cell>
        </table:table-row>
      </table:table>
      <text:p text:style-name="P23">Tabelle <text:sequence text:ref-name="refTable4" text:name="Table" text:formula="ooow:Table+1" style:num-format="1">5</text:sequence>: Erwartete Werte des Fehler-Bytes für den Testfall 5</text:p>
      <text:p text:style-name="P11"/>
      <text:h text:style-name="P52" text:outline-level="2"><text:tab/>Test-Protokoll</text:h>
      <text:p text:style-name="P11">Das Konsolen-Ergebnis wird in das Dokument 'Protokoll_Test_Fahrprogramm' kopiert und diese Datei im Ordner 'Google Code → Dokumente → 04_Tests → 04.03_Testprotokolle → 04.03.09_SSC-Treiber' abgelegt.</text:p>
      <text:h text:style-name="Heading_20_1" text:outline-level="1">Auswertung</text:h>
      <text:p text:style-name="P12">Wird nach der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0.75cm"/>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SSC-Treiber</text:reference-ref></text:p>
              </table:table-cell>
              <table:table-cell table:style-name="Tabelle2.A1" office:value-type="string">
                <text:p text:style-name="MP2"/>
              </table:table-cell>
              <table:table-cell table:style-name="Tabelle2.A1" office:value-type="string">
                <text:p text:style-name="MP3"><text:chapter text:display="name" text:outline-level="1">Auswertung</text:chapter></text:p>
              </table:table-cell>
            </table:table-row>
          </table:table-header-rows>
        </table:table>
        <text:p text:style-name="MP4"><draw:frame draw:style-name="Mfr1" draw:name="Rahmen9" text:anchor-type="char" svg:x="0cm" svg:y="4.501cm" svg:width="17.701cm" svg:height="0.4cm" draw:z-index="7"><draw:text-box><text:p text:style-name="MP5"><text:s/>erfolgt </text:p></draw:text-box></draw:frame></text:p>
      </style:header>
      <style:footer>
        <text:p text:style-name="Footer"><draw:frame draw:style-name="Mfr1" draw:name="Rahmen8" text:anchor-type="char" svg:x="0cm" svg:y="27.303cm" svg:width="17.701cm" svg:height="0.4cm" draw:z-index="31"><draw:text-box><text:p text:style-name="MP6"/></draw:text-box></draw:frame><text:tab/>Version <text:span text:style-name="MT1"><text:reference-ref text:reference-format="text" text:ref-name="Version">0.3</text:reference-ref></text:span> vom <text:modification-date style:data-style-name="N36">11.05.2010</text:modification-date><text:tab/>Seite <text:page-number text:select-page="current">18</text:page-number>/<text:page-count style:num-format="1">18</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SSC-Treiber</text:reference-ref></text:span><draw:frame draw:style-name="Mfr1" draw:name="Rahmen11" text:anchor-type="char" svg:x="0cm" svg:y="4.501cm" svg:width="17.701cm" svg:height="0.4cm" draw:z-index="34"><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35"><draw:text-box><text:p text:style-name="MP6"/></draw:text-box></draw:frame><text:tab/>Version <text:span text:style-name="MT1"><text:reference-ref text:reference-format="text" text:ref-name="Version">0.3</text:reference-ref></text:span> vom <text:modification-date style:data-style-name="N36">11.05.2010</text:modification-date><text:tab/>Seite <text:page-number text:select-page="current">18</text:page-number>/<text:page-count style:num-format="1">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Testspezifikation SSC-Treiber</dc:title>
    <dc:subject>Sichere Eisenbahnsteuerung</dc:subject>
    <meta:initial-creator>Norman Nieß</meta:initial-creator>
    <meta:creation-date>2010-04-21T17:30:25</meta:creation-date>
    <meta:editing-cycles>27</meta:editing-cycles>
    <meta:editing-duration>PT17H44M08S</meta:editing-duration>
    <dc:date>2010-05-11T14:13:31.89</dc:date>
    <dc:creator>Kai Dziembala</dc:creator>
    <meta:document-statistic meta:table-count="7" meta:image-count="0" meta:object-count="0" meta:page-count="18" meta:paragraph-count="340" meta:word-count="2114" meta:character-count="15561"/>
    <meta:user-defined meta:name="Info 1"/>
    <meta:user-defined meta:name="Info 2"/>
    <meta:user-defined meta:name="Info 3"/>
    <meta:user-defined meta:name="Info 4"/>
  </office:meta>
</office:document-meta>
</file>